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g d0 f15" svg:font-family="'g d0 f15', sans-serif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00779c" officeooo:paragraph-rsid="0000779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normal" officeooo:rsid="0000779c" officeooo:paragraph-rsid="0000779c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weight="normal" officeooo:rsid="001a2dae" officeooo:paragraph-rsid="0000779c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1a2dae" officeooo:paragraph-rsid="0000779c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weight="normal" officeooo:rsid="001a2dae" officeooo:paragraph-rsid="00029f65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rsid="001ae831" officeooo:paragraph-rsid="0000779c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center" style:justify-single-word="false"/>
      <style:text-properties officeooo:paragraph-rsid="000536a1"/>
    </style:style>
    <style:style style:name="P8" style:family="paragraph" style:parent-style-name="Standard">
      <style:paragraph-properties fo:text-align="start" style:justify-single-word="false"/>
      <style:text-properties officeooo:paragraph-rsid="0000779c"/>
    </style:style>
    <style:style style:name="P9" style:family="paragraph" style:parent-style-name="Standard">
      <style:paragraph-properties fo:text-align="start" style:justify-single-word="false"/>
      <style:text-properties officeooo:paragraph-rsid="00016727"/>
    </style:style>
    <style:style style:name="P10" style:family="paragraph" style:parent-style-name="Standard">
      <style:paragraph-properties fo:text-align="start" style:justify-single-word="false"/>
      <style:text-properties officeooo:paragraph-rsid="000536a1"/>
    </style:style>
    <style:style style:name="P11" style:family="paragraph" style:parent-style-name="Standard">
      <style:paragraph-properties fo:text-align="center" style:justify-single-word="false"/>
      <style:text-properties style:text-position="0% 100%" officeooo:rsid="00238728" officeooo:paragraph-rsid="00029f65"/>
    </style:style>
    <style:style style:name="P12" style:family="paragraph" style:parent-style-name="Standard">
      <style:paragraph-properties fo:text-align="start" style:justify-single-word="false"/>
      <style:text-properties style:text-position="0% 100%" fo:language="hy" fo:country="AM" officeooo:rsid="0031ff4b" officeooo:paragraph-rsid="0004935a"/>
    </style:style>
    <style:style style:name="P13" style:family="paragraph" style:parent-style-name="Standard">
      <style:paragraph-properties fo:text-align="start" style:justify-single-word="false"/>
      <style:text-properties style:text-position="0% 100%" fo:language="hy" fo:country="AM" officeooo:rsid="0031ff4b" officeooo:paragraph-rsid="000536a1"/>
    </style:style>
    <style:style style:name="P14" style:family="paragraph" style:parent-style-name="Standard">
      <style:paragraph-properties fo:text-align="start" style:justify-single-word="false"/>
      <style:text-properties style:text-position="0% 100%" fo:language="hy" fo:country="AM" officeooo:rsid="00330a34" officeooo:paragraph-rsid="000536a1"/>
    </style:style>
    <style:style style:name="P15" style:family="paragraph" style:parent-style-name="Standard">
      <style:paragraph-properties fo:text-align="start" style:justify-single-word="false"/>
      <style:text-properties style:text-position="0% 100%" fo:language="hy" fo:country="AM" officeooo:rsid="0032db45" officeooo:paragraph-rsid="000536a1"/>
    </style:style>
    <style:style style:name="T1" style:family="text">
      <style:text-properties style:font-name="DejaVu Sans Mono" fo:font-size="13pt" style:font-size-asian="13pt" style:font-size-complex="13pt"/>
    </style:style>
    <style:style style:name="T2" style:family="text">
      <style:text-properties style:font-name="DejaVu Sans Mono" fo:font-size="13pt" officeooo:rsid="001a2dae" style:font-size-asian="13pt" style:font-size-complex="13pt"/>
    </style:style>
    <style:style style:name="T3" style:family="text">
      <style:text-properties style:font-name="DejaVu Sans Mono" fo:font-size="13pt" officeooo:rsid="0000779c" style:font-size-asian="13pt" style:font-size-complex="13pt"/>
    </style:style>
    <style:style style:name="T4" style:family="text">
      <style:text-properties style:font-name="DejaVu Sans Mono" fo:font-size="13pt" fo:font-weight="normal" officeooo:rsid="001a2dae" style:font-size-asian="13pt" style:font-weight-asian="normal" style:font-size-complex="13pt" style:font-weight-complex="normal"/>
    </style:style>
    <style:style style:name="T5" style:family="text">
      <style:text-properties style:font-name="DejaVu Sans Mono" fo:font-size="13pt" fo:font-weight="normal" officeooo:rsid="001b0b1b" style:font-size-asian="13pt" style:font-weight-asian="normal" style:font-size-complex="13pt" style:font-weight-complex="normal"/>
    </style:style>
    <style:style style:name="T6" style:family="text">
      <style:text-properties style:font-name="DejaVu Sans Mono" fo:font-size="13pt" fo:font-weight="normal" officeooo:rsid="001ae831" style:font-size-asian="13pt" style:font-weight-asian="normal" style:font-size-complex="13pt" style:font-weight-complex="normal"/>
    </style:style>
    <style:style style:name="T7" style:family="text">
      <style:text-properties style:font-name="DejaVu Sans Mono" fo:font-size="13pt" fo:font-weight="normal" officeooo:rsid="0000779c" style:font-size-asian="13pt" style:font-weight-asian="normal" style:font-size-complex="13pt" style:font-weight-complex="normal"/>
    </style:style>
    <style:style style:name="T8" style:family="text">
      <style:text-properties style:font-name="DejaVu Sans Mono" fo:font-size="13pt" fo:font-weight="normal" officeooo:rsid="00238728" style:font-size-asian="13pt" style:font-weight-asian="normal" style:font-size-complex="13pt" style:font-weight-complex="normal"/>
    </style:style>
    <style:style style:name="T9" style:family="text">
      <style:text-properties style:font-name="DejaVu Sans Mono" fo:font-size="13pt" fo:font-weight="normal" officeooo:rsid="00016727" style:font-size-asian="13pt" style:font-weight-asian="normal" style:font-size-complex="13pt" style:font-weight-complex="normal"/>
    </style:style>
    <style:style style:name="T10" style:family="text">
      <style:text-properties style:font-name="DejaVu Sans Mono" fo:font-size="13pt" fo:font-weight="normal" officeooo:rsid="001d56e0" style:font-size-asian="13pt" style:font-weight-asian="normal" style:font-size-complex="13pt" style:font-weight-complex="normal"/>
    </style:style>
    <style:style style:name="T11" style:family="text">
      <style:text-properties style:font-name="DejaVu Sans Mono" fo:font-size="13pt" fo:font-weight="normal" officeooo:rsid="001dc058" style:font-size-asian="13pt" style:font-weight-asian="normal" style:font-size-complex="13pt" style:font-weight-complex="normal"/>
    </style:style>
    <style:style style:name="T12" style:family="text">
      <style:text-properties style:font-name="DejaVu Sans Mono" fo:font-size="13pt" fo:font-weight="normal" officeooo:rsid="001ebc75" style:font-size-asian="13pt" style:font-weight-asian="normal" style:font-size-complex="13pt" style:font-weight-complex="normal"/>
    </style:style>
    <style:style style:name="T13" style:family="text">
      <style:text-properties style:font-name="DejaVu Sans Mono" fo:font-size="13pt" fo:font-weight="normal" officeooo:rsid="0002577d" style:font-size-asian="13pt" style:font-weight-asian="normal" style:font-size-complex="13pt" style:font-weight-complex="normal"/>
    </style:style>
    <style:style style:name="T14" style:family="text">
      <style:text-properties style:font-name="DejaVu Sans Mono" fo:font-size="13pt" fo:font-weight="normal" officeooo:rsid="0032db45" style:font-size-asian="13pt" style:font-weight-asian="normal" style:font-size-complex="13pt" style:font-weight-complex="normal"/>
    </style:style>
    <style:style style:name="T15" style:family="text">
      <style:text-properties style:font-name="DejaVu Sans Mono" fo:font-size="13pt" fo:font-weight="normal" officeooo:rsid="0033b500" style:font-size-asian="13pt" style:font-weight-asian="normal" style:font-size-complex="13pt" style:font-weight-complex="normal"/>
    </style:style>
    <style:style style:name="T16" style:family="text">
      <style:text-properties style:font-name="DejaVu Sans Mono" fo:font-size="13pt" fo:font-weight="bold" officeooo:rsid="0000779c" style:font-size-asian="13pt" style:font-weight-asian="bold" style:font-size-complex="13pt" style:font-weight-complex="bold"/>
    </style:style>
    <style:style style:name="T17" style:family="text">
      <style:text-properties style:text-position="super 58%" style:font-name="DejaVu Sans Mono" fo:font-size="13pt" fo:font-weight="normal" officeooo:rsid="001dc058" style:font-size-asian="13pt" style:font-weight-asian="normal" style:font-size-complex="13pt" style:font-weight-complex="normal"/>
    </style:style>
    <style:style style:name="T18" style:family="text">
      <style:text-properties style:text-position="0% 100%" style:font-name="DejaVu Sans Mono" fo:font-size="13pt" fo:font-weight="normal" style:font-size-asian="13pt" style:font-weight-asian="normal" style:font-size-complex="13pt" style:font-weight-complex="normal"/>
    </style:style>
    <style:style style:name="T19" style:family="text">
      <style:text-properties style:text-position="0% 100%" style:font-name="DejaVu Sans Mono" fo:font-size="13pt" fo:font-weight="normal" officeooo:rsid="001dc058" style:font-size-asian="13pt" style:font-weight-asian="normal" style:font-size-complex="13pt" style:font-weight-complex="normal"/>
    </style:style>
    <style:style style:name="T20" style:family="text">
      <style:text-properties style:text-position="0% 100%" style:font-name="DejaVu Sans Mono" fo:font-size="13pt" fo:font-weight="normal" officeooo:rsid="0002577d" style:font-size-asian="13pt" style:font-weight-asian="normal" style:font-size-complex="13pt" style:font-weight-complex="normal"/>
    </style:style>
    <style:style style:name="T21" style:family="text">
      <style:text-properties style:text-position="0% 100%" style:font-name="DejaVu Sans Mono" fo:font-size="13pt" fo:font-weight="normal" officeooo:rsid="000536a1" style:font-size-asian="13pt" style:font-weight-asian="normal" style:font-size-complex="13pt" style:font-weight-complex="normal"/>
    </style:style>
    <style:style style:name="T22" style:family="text">
      <style:text-properties style:text-position="0% 100%" style:font-name="DejaVu Sans Mono" fo:font-size="13pt" fo:font-weight="bold" officeooo:rsid="0000779c" style:font-size-asian="13pt" style:font-weight-asian="bold" style:font-size-complex="13pt" style:font-weight-complex="bold"/>
    </style:style>
    <style:style style:name="T23" style:family="text">
      <style:text-properties style:text-position="0% 100%" style:font-name="g d0 f15" fo:font-size="12pt" officeooo:rsid="00238728"/>
    </style:style>
    <style:style style:name="T24" style:family="text">
      <style:text-properties style:text-position="0% 100%" style:font-name="g d0 f15" fo:font-size="12pt" officeooo:rsid="00279588"/>
    </style:style>
    <style:style style:name="T25" style:family="text">
      <style:text-properties style:text-position="0% 100%" style:font-name="g d0 f15" fo:font-size="12pt" officeooo:rsid="0027fe68"/>
    </style:style>
    <style:style style:name="T26" style:family="text">
      <style:text-properties style:text-position="0% 100%" style:font-name="g d0 f15" fo:font-size="12pt" officeooo:rsid="00285aca"/>
    </style:style>
    <style:style style:name="T27" style:family="text">
      <style:text-properties style:text-position="0% 100%" style:font-name="g d0 f15" fo:font-size="12pt" officeooo:rsid="002aefab"/>
    </style:style>
    <style:style style:name="T28" style:family="text">
      <style:text-properties style:text-position="0% 100%" style:font-name="g d0 f15" fo:font-size="12pt" officeooo:rsid="002cecba"/>
    </style:style>
    <style:style style:name="T29" style:family="text">
      <style:text-properties style:text-position="0% 100%" style:font-name="g d0 f15" fo:font-size="12pt" fo:font-weight="normal" officeooo:rsid="001a2dae" style:font-size-asian="13pt" style:font-weight-asian="normal" style:font-size-complex="13pt" style:font-weight-complex="normal"/>
    </style:style>
    <style:style style:name="T30" style:family="text">
      <style:text-properties style:text-position="0% 100%" style:font-name="g d0 f15" fo:font-size="12pt" fo:font-weight="normal" officeooo:rsid="002ee0bb" style:font-size-asian="13pt" style:font-weight-asian="normal" style:font-size-complex="13pt" style:font-weight-complex="normal"/>
    </style:style>
    <style:style style:name="T31" style:family="text">
      <style:text-properties style:text-position="0% 100%" fo:language="hy" fo:country="AM" officeooo:rsid="0032db45"/>
    </style:style>
    <style:style style:name="T32" style:family="text">
      <style:text-properties style:text-position="0% 100%" fo:language="hy" fo:country="AM" officeooo:rsid="00330a34"/>
    </style:style>
    <style:style style:name="T33" style:family="text">
      <style:text-properties officeooo:rsid="00330a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><text:span text:style-name="T1">Էլեկտրոն Իոն Կոլլայդերի (EIC) դետեկտորի ելեկտրամագնիսական կալորիմետրի լուծողունակության Մոնտե Կառլո ուսումնասիրություննե</text:span><text:span text:style-name="T2">ր</text:span></text:p>
      <text:p text:style-name="P2"><text:span text:style-name="T2"/></text:p>
      <text:p text:style-name="P3"><text:span text:style-name="T1">Ա․Հողմրցյան</text:span></text:p>
      <text:p text:style-name="P3"><text:span text:style-name="T2"/></text:p>
      <text:p text:style-name="P1"><text:span text:style-name="T1">Abstract</text:span></text:p>
      <text:p text:style-name="P8"><text:span text:style-name="T4">Այս հոդվածում </text:span><text:span text:style-name="T5">GEANT4 ծրագրային փաթեթի միջոցով </text:span><text:span text:style-name="T4">ուսումնասիրվել է <text:s/>PbWo4 </text:span><text:span text:style-name="T6">սցինտիլացիոն </text:span><text:span text:style-name="T7">Կրիստալ</text:span><text:span text:style-name="T4">ների <text:s/>էներգիական լուծողունակությունը </text:span><text:span text:style-name="T7">1-10Gev տիրույթում,</text:span><text:span text:style-name="T4"> որոնք առաջարկվում է օգտագործել EIC</text:span><text:span text:style-name="T6">(Electron Ion Collider)</text:span><text:span text:style-name="T4"> էլեկտր</text:span><text:span text:style-name="T8">ո</text:span><text:span text:style-name="T4">մագնիսական կալորիմետրի համար</text:span><text:span text:style-name="T7">։</text:span></text:p>
      <text:p text:style-name="P4"><text:span text:style-name="T3"/></text:p>
      <text:p text:style-name="P11">EIC-ի մասին</text:p>
      <text:p text:style-name="P5"><text:span text:style-name="T23">EIC </text:span><text:span text:style-name="T24">(Electron-Ion Collider)-</text:span><text:span text:style-name="T25">ը նախագիծ է ԱՄՆ-ում բևեռացված էլեկտրոնների և իոնների նոր կոլայդերի կառուցման:Որը հիմնված է լինելու Բրուքհավենի ազգային լաորատորիայում գտնվող Ռելյատիվիստիկ Ծանր Իոնային Կոլայդերի(RHIC) և </text:span><text:span text:style-name="T26">Ջեֆերսոնի լաբորատորիայում գտնվող անընդհատ էլեկտրոնային փնջով գծային արագացուցչի (</text:span><text:span text:style-name="T23">CEBAF</text:span><text:span text:style-name="T26">) վրա։</text:span><text:span text:style-name="T27">Կոլայդերում չեզոք</text:span><text:span text:style-name="T28">(ֆոտոններ,չեզոք հադրոններ)</text:span><text:span text:style-name="T27"> և լիցքավորված </text:span><text:span text:style-name="T28">(էլեկտրոններ,հադրոններ)</text:span><text:span text:style-name="T27"> մասնիկների գրանցման համար օգտագործվելու են կալորիմետր</text:span><text:span text:style-name="T28">ե</text:span><text:span text:style-name="T27">ր</text:span><text:span text:style-name="T28">։</text:span></text:p>
      <text:p text:style-name="P4"/>
      <text:p text:style-name="P6"><text:span text:style-name="T3">Calorimeters are blocks of instrumented material in which</text:span></text:p>
      <text:p text:style-name="P6"><text:span text:style-name="T3">particles to be measured are fully absorbed and their energy transformed into a measurable</text:span></text:p>
      <text:p text:style-name="P6"><text:span text:style-name="T3">quantity.</text:span></text:p>
      <text:p text:style-name="P6"><text:span text:style-name="T3">Calorimeters can be broadly divided into electromagnetic calorimeters, used to mea-</text:span></text:p>
      <text:p text:style-name="P6"><text:span text:style-name="T3">sure mainly electrons and photons through their electromagnetic interactions (e.g.</text:span></text:p>
      <text:p text:style-name="P6"><text:span text:style-name="T3">bremsstrahlung, pair production), and hadronic calorimeters, used to measure mainly</text:span></text:p>
      <text:p text:style-name="P6"><text:span text:style-name="T3">hadrons through their strong and electromagnetic interactions. They can be further classi-</text:span></text:p>
      <text:p text:style-name="P6"><text:span text:style-name="T3">fied according to their construction technique into sampling calorimeters and homogeneous</text:span></text:p>
      <text:p text:style-name="P6"><text:span text:style-name="T3">calorimeters. Sampling calorimeters consist of alternating layers of an absorber, a dense</text:span></text:p>
      <text:p text:style-name="P6"><text:span text:style-name="T3">material used to degrade the energy of the incident particle, and an active medium that pro-</text:span></text:p>
      <text:p text:style-name="P6"><text:span text:style-name="T3">vides the detectable signal. Homogeneous calorimeters, on the other hand, are built of only</text:span></text:p>
      <text:p text:style-name="P6"><text:span text:style-name="T3">one type of material that performs both tasks, energy degradation and signal generation.</text:span></text:p>
      <text:p text:style-name="P10"><text:span text:style-name="T22"/></text:p>
      <text:p text:style-name="P10"><text:soft-page-break/><text:span text:style-name="T20">E</text:span><text:span text:style-name="T21">IC-EMCAL-ը հոմոգեն տիպի կալորիմետր է լինելու բաղկացած 3600 <text:s/></text:span><text:span text:style-name="T29">PbWo4 </text:span><text:span text:style-name="T30">կրիստալներից։Կրիստալների միջև հեռավորությունը լինելու է 0.01 մմ։</text:span></text:p>
      <text:p text:style-name="P10"><text:span text:style-name="T30"/></text:p>
      <text:p text:style-name="P13"><text:span text:style-name="T7">Կապարի վոլֆրամ </text:span><text:span text:style-name="T9">կրիստալները(</text:span><text:span text:style-name="T10">PWO կամ </text:span><text:span text:style-name="T4">PbWo4</text:span><text:span text:style-name="T9">) </text:span><text:span text:style-name="T10">բարձր էֆֆեկտիվությամբ գամմա ճառագայթման կլանիչ</text:span><text:span text:style-name="T11">ներ</text:span><text:span text:style-name="T10"> </text:span><text:span text:style-name="T11">են </text:span><text:span text:style-name="T10">,իր</text:span><text:span text:style-name="T12">ենց</text:span><text:span text:style-name="T10"> </text:span><text:span text:style-name="T11">բարձր</text:span><text:span text:style-name="T10"> </text:span><text:span text:style-name="T9">արգելակային ուժի,ռադիոզգայունության,գրանցման արագության շնորհիվ։Կրիստալ</text:span><text:span text:style-name="T13">ների բնութագրերն</text:span><text:span text:style-name="T9"> են </text:span><text:span text:style-name="T11">Խտություն -8.28 գ/սմ</text:span><text:span text:style-name="T17">3</text:span><text:span text:style-name="T11">, ռադիացիոն երկարություն – 0.92սմ, Մոլյերի շառավիղ -2.19սմ,</text:span><text:span text:style-name="T13">բաժանման ժամանակ 6.30 նվ,Ատոմական համար-73։</text:span></text:p>
      <text:p text:style-name="P9"><text:span text:style-name="T20"/></text:p>
      <text:p text:style-name="P15">Քանի որ կալորիմետրերը հիմնված են վիճակագրական բնույթի ֆիզիկական պրոցեսների վրա,կալորիմետրական չափումների ճշգրտությունն որոշվում է ֆլուկտուացիաներով։</text:p>
      <text:p text:style-name="P15">Էլեկտրամագնիսական կալորիմետրերում էներգիայի լուծողունակության վրա ազդում են մի քանի գործոններ,ինչպիսիք են հեղեղում մասնիկների քանակի ստատիստիկ ֆլուկտուացիաները,կալորիմետրից հեղեղի արտահոսքի ֆլուկտուացիաները,noise of electronics structural inhomogeneities and sampling fluctuations։<text:span text:style-name="T33">Էներգիական լուծողունակությունը արտահայտվում է հետևյալ բանաձևով․</text:span></text:p>
      <text:p text:style-name="P7"><text:span text:style-name="T31">σ E/</text:span><text:span text:style-name="T32">E</text:span><text:span text:style-name="T31">= </text:span><text:span text:style-name="T32">a/</text:span><text:span text:style-name="T31">√</text:span><text:span text:style-name="T32">E</text:span><text:span text:style-name="T31"> ⊕ b ⊕ </text:span><text:span text:style-name="T32">c/</text:span><text:span text:style-name="T31">√</text:span><text:span text:style-name="T32">E</text:span></text:p>
      <text:p text:style-name="P14"><text:span text:style-name="T13">Այստեղ </text:span><text:span text:style-name="T14">⊕ </text:span><text:span text:style-name="T13">նշանը ցույց է տալիս քառակուսային գումարը,E-ն ցրվող մասնիկի էներգիան է,a-ն ստոխաստիկ </text:span><text:span text:style-name="T15">term որը ներառում է ֆոտոէլեկտրոնների վիճակագրությունը,հեղեղի ֆլուկտուացիաները և կրիստալներից արտահոսքը։b-ն հաստատուն է որը ներառում է հեղեղի կորուստները,կախված չէ ցրվող մասնիկի էներգիայից։c-ն աղմուկի term-ն է which includes a contribution from readout electronics cabling and pile-up effects as well։</text:span></text:p>
      <text:p text:style-name="P12"><text:span text:style-name="T20"/></text:p>
      <text:p text:style-name="P13"><text:span text:style-name="T13">Geant4 is a software package designed for modeling the passage of par-ticles through matter based on the Monte Carlo method . This toolkit is a set of libraries implemented in C++.</text:span></text:p>
      <text:p text:style-name="P13"><text:span text:style-name="T13"/></text:p>
      <text:p text:style-name="P13"><text:span text:style-name="T1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g d0 f15" svg:font-family="'g d0 f15', sans-serif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5T19:34:07.290457516</meta:creation-date>
    <dc:date>2021-03-25T23:15:29.792731446</dc:date>
    <meta:editing-duration>PT1H49M49S</meta:editing-duration>
    <meta:editing-cycles>1</meta:editing-cycles>
    <meta:document-statistic meta:table-count="0" meta:image-count="0" meta:object-count="0" meta:page-count="2" meta:paragraph-count="25" meta:word-count="400" meta:character-count="3319" meta:non-whitespace-character-count="2940"/>
    <meta:generator>LibreOffice/6.4.6.2$Linux_X86_64 LibreOffice_project/40$Build-2</meta:generator>
  </office:meta>
</office:document-meta>
</file>